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dff2f" draw:textarea-horizontal-align="justify" draw:textarea-vertical-align="middle" draw:auto-grow-height="false" fo:min-height="1.216cm" fo:min-width="0.965cm"/>
    </style:style>
    <style:style style:name="gr2" style:family="graphic" style:parent-style-name="standard">
      <style:graphic-properties draw:stroke="none" draw:fill="solid" draw:fill-color="#adff2f" draw:textarea-horizontal-align="justify" draw:textarea-vertical-align="middle" draw:auto-grow-height="false" fo:min-height="9.997cm" fo:min-width="4.35cm" draw:shadow="hidden"/>
    </style:style>
    <style:style style:name="gr3" style:family="graphic" style:parent-style-name="standard">
      <style:graphic-properties draw:stroke="none" draw:fill="solid" draw:fill-color="#ffb733" draw:textarea-horizontal-align="justify" draw:textarea-vertical-align="middle" draw:auto-grow-height="false" fo:min-height="1.216cm" fo:min-width="0.965cm"/>
    </style:style>
    <style:style style:name="gr4" style:family="graphic" style:parent-style-name="standard">
      <style:graphic-properties draw:stroke="none" draw:fill="solid" draw:fill-color="#ffb733" draw:textarea-horizontal-align="justify" draw:textarea-vertical-align="middle" draw:auto-grow-height="false" fo:min-height="9.997cm" fo:min-width="4.35cm" draw:shadow="hidden"/>
    </style:style>
    <style:style style:name="gr5" style:family="graphic" style:parent-style-name="standard">
      <style:graphic-properties draw:stroke="none" draw:fill="solid" draw:fill-color="#ffa500" draw:textarea-horizontal-align="justify" draw:textarea-vertical-align="middle" draw:auto-grow-height="false" fo:min-height="1.216cm" fo:min-width="0.965cm"/>
    </style:style>
    <style:style style:name="gr6" style:family="graphic" style:parent-style-name="standard">
      <style:graphic-properties draw:stroke="none" draw:fill="solid" draw:fill-color="#ffa500" draw:textarea-horizontal-align="justify" draw:textarea-vertical-align="middle" draw:auto-grow-height="false" fo:min-height="9.997cm" fo:min-width="4.35cm" draw:shadow="hidden"/>
    </style:style>
    <style:style style:name="gr7" style:family="graphic" style:parent-style-name="standard">
      <style:graphic-properties draw:stroke="none" draw:fill="solid" draw:fill-color="#ff8c00" draw:textarea-horizontal-align="justify" draw:textarea-vertical-align="middle" draw:auto-grow-height="false" fo:min-height="1.216cm" fo:min-width="0.965cm"/>
    </style:style>
    <style:style style:name="gr8" style:family="graphic" style:parent-style-name="standard">
      <style:graphic-properties draw:stroke="none" draw:fill="solid" draw:fill-color="#ff8c00" draw:textarea-horizontal-align="justify" draw:textarea-vertical-align="middle" draw:auto-grow-height="false" fo:min-height="9.997cm" fo:min-width="4.35cm" draw:shadow="hidden"/>
    </style:style>
    <style:style style:name="gr9" style:family="graphic" style:parent-style-name="standard">
      <style:graphic-properties draw:stroke="none" draw:fill="solid" draw:fill-color="#ffa07a" draw:textarea-horizontal-align="justify" draw:textarea-vertical-align="middle" draw:auto-grow-height="false" fo:min-height="1.216cm" fo:min-width="0.965cm"/>
    </style:style>
    <style:style style:name="gr10" style:family="graphic" style:parent-style-name="standard">
      <style:graphic-properties draw:stroke="none" draw:fill="solid" draw:fill-color="#ffa07a" draw:textarea-horizontal-align="justify" draw:textarea-vertical-align="middle" draw:auto-grow-height="false" fo:min-height="9.997cm" fo:min-width="4.35cm" draw:shadow="hidden"/>
    </style:style>
    <style:style style:name="gr11" style:family="graphic" style:parent-style-name="standard">
      <style:graphic-properties draw:stroke="none" draw:fill="solid" draw:fill-color="#f08080" draw:textarea-horizontal-align="justify" draw:textarea-vertical-align="middle" draw:auto-grow-height="false" fo:min-height="1.216cm" fo:min-width="0.965cm"/>
    </style:style>
    <style:style style:name="gr12" style:family="graphic" style:parent-style-name="standard">
      <style:graphic-properties draw:stroke="none" draw:fill="solid" draw:fill-color="#f08080" draw:textarea-horizontal-align="justify" draw:textarea-vertical-align="middle" draw:auto-grow-height="false" fo:min-height="9.997cm" fo:min-width="4.35cm" draw:shadow="hidden"/>
    </style:style>
    <style:style style:name="gr13" style:family="graphic" style:parent-style-name="standard">
      <style:graphic-properties draw:stroke="none" draw:fill="solid" draw:fill-color="#ff6347" draw:textarea-horizontal-align="justify" draw:textarea-vertical-align="middle" draw:auto-grow-height="false" fo:min-height="1.216cm" fo:min-width="0.965cm"/>
    </style:style>
    <style:style style:name="gr14" style:family="graphic" style:parent-style-name="standard">
      <style:graphic-properties draw:stroke="none" draw:fill="solid" draw:fill-color="#ff6347" draw:textarea-horizontal-align="justify" draw:textarea-vertical-align="middle" draw:auto-grow-height="false" fo:min-height="9.997cm" fo:min-width="4.35cm" draw:shadow="hidden"/>
    </style:style>
    <style:style style:name="gr15" style:family="graphic" style:parent-style-name="standard">
      <style:graphic-properties draw:stroke="none" draw:fill="solid" draw:fill-color="#ff4500" draw:textarea-horizontal-align="justify" draw:textarea-vertical-align="middle" draw:auto-grow-height="false" fo:min-height="1.216cm" fo:min-width="0.965cm"/>
    </style:style>
    <style:style style:name="gr16" style:family="graphic" style:parent-style-name="standard">
      <style:graphic-properties draw:stroke="none" draw:fill="solid" draw:fill-color="#ff4500" draw:textarea-horizontal-align="justify" draw:textarea-vertical-align="middle" draw:auto-grow-height="false" fo:min-height="9.997cm" fo:min-width="4.35cm" draw:shadow="hidden"/>
    </style:style>
    <style:style style:name="gr1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1.216cm" fo:min-width="0.965cm"/>
    </style:style>
    <style:style style:name="gr1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9.997cm" fo:min-width="4.35cm" draw:shadow="hidden"/>
    </style:style>
    <style:style style:name="P1" style:family="paragraph">
      <loext:graphic-properties draw:fill="solid" draw:fill-color="#adff2f"/>
      <style:paragraph-properties fo:text-align="center"/>
    </style:style>
    <style:style style:name="P2" style:family="paragraph">
      <loext:graphic-properties draw:fill="solid" draw:fill-color="#ffb733"/>
      <style:paragraph-properties fo:text-align="center"/>
    </style:style>
    <style:style style:name="P3" style:family="paragraph">
      <loext:graphic-properties draw:fill="solid" draw:fill-color="#ffa500"/>
      <style:paragraph-properties fo:text-align="center"/>
    </style:style>
    <style:style style:name="P4" style:family="paragraph">
      <loext:graphic-properties draw:fill="solid" draw:fill-color="#ff8c00"/>
      <style:paragraph-properties fo:text-align="center"/>
    </style:style>
    <style:style style:name="P5" style:family="paragraph">
      <loext:graphic-properties draw:fill="solid" draw:fill-color="#ffa07a"/>
      <style:paragraph-properties fo:text-align="center"/>
    </style:style>
    <style:style style:name="P6" style:family="paragraph">
      <loext:graphic-properties draw:fill="solid" draw:fill-color="#f08080"/>
      <style:paragraph-properties fo:text-align="center"/>
    </style:style>
    <style:style style:name="P7" style:family="paragraph">
      <loext:graphic-properties draw:fill="solid" draw:fill-color="#ff6347"/>
      <style:paragraph-properties fo:text-align="center"/>
    </style:style>
    <style:style style:name="P8" style:family="paragraph">
      <loext:graphic-properties draw:fill="solid" draw:fill-color="#ff4500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071cm" svg:height="2.072cm" svg:x="2.485cm" svg:y="7.0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" draw:text-style-name="P1" draw:layer="layout" svg:width="2.571cm" svg:height="3.791cm" svg:x="2.27cm" svg:y="9.4cm" svg:viewBox="0 0 2572 3792" svg:d="M1286 0c-643 0-1286 643-1286 1286 0 675 0 1349 0 2024 0 643 2572 643 2572 0 0-675 0-1349 0-2024 0-643-643-1286-1286-1286zM0 0z">
            <text:p/>
          </draw:path>
        </draw:g>
        <draw:g>
          <draw:g>
            <draw:custom-shape draw:style-name="gr3" draw:text-style-name="P2" draw:layer="layout" svg:width="2.071cm" svg:height="2.072cm" svg:x="15.63cm" svg:y="16.11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4" draw:text-style-name="P2" draw:layer="layout" svg:width="2.571cm" svg:height="3.791cm" svg:x="15.415cm" svg:y="18.417cm" svg:viewBox="0 0 2572 3792" svg:d="M1286 0c-643 0-1286 643-1286 1286 0 675 0 1349 0 2024 0 643 2572 643 2572 0 0-675 0-1349 0-2024 0-643-643-1286-1286-1286zM0 0z">
              <text:p/>
            </draw:path>
          </draw:g>
          <draw:g>
            <draw:custom-shape draw:style-name="gr5" draw:text-style-name="P3" draw:layer="layout" svg:width="2.071cm" svg:height="2.072cm" svg:x="11.883cm" svg:y="17.00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6" draw:text-style-name="P3" draw:layer="layout" svg:width="2.571cm" svg:height="3.791cm" svg:x="11.668cm" svg:y="19.306cm" svg:viewBox="0 0 2572 3792" svg:d="M1286 0c-643 0-1286 643-1286 1286 0 675 0 1349 0 2024 0 643 2572 643 2572 0 0-675 0-1349 0-2024 0-643-643-1286-1286-1286zM0 0z">
              <text:p/>
            </draw:path>
          </draw:g>
          <draw:g>
            <draw:custom-shape draw:style-name="gr7" draw:text-style-name="P4" draw:layer="layout" svg:width="2.071cm" svg:height="2.072cm" svg:x="13.566cm" svg:y="18.27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8" draw:text-style-name="P4" draw:layer="layout" svg:width="2.571cm" svg:height="3.791cm" svg:x="13.351cm" svg:y="20.576cm" svg:viewBox="0 0 2572 3792" svg:d="M1286 0c-643 0-1286 643-1286 1286 0 675 0 1349 0 2024 0 643 2572 643 2572 0 0-675 0-1349 0-2024 0-643-643-1286-1286-1286zM0 0z">
              <text:p/>
            </draw:path>
          </draw:g>
        </draw:g>
        <draw:g>
          <draw:g>
            <draw:custom-shape draw:style-name="gr9" draw:text-style-name="P5" draw:layer="layout" svg:width="2.071cm" svg:height="2.072cm" svg:x="14.042cm" svg:y="1.6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10" draw:text-style-name="P5" draw:layer="layout" svg:width="2.571cm" svg:height="3.791cm" svg:x="13.827cm" svg:y="3.939cm" svg:viewBox="0 0 2572 3792" svg:d="M1286 0c-643 0-1286 643-1286 1286 0 675 0 1349 0 2024 0 643 2572 643 2572 0 0-675 0-1349 0-2024 0-643-643-1286-1286-1286zM0 0z">
              <text:p/>
            </draw:path>
          </draw:g>
          <draw:g>
            <draw:custom-shape draw:style-name="gr11" draw:text-style-name="P6" draw:layer="layout" svg:width="2.071cm" svg:height="2.072cm" svg:x="10.295cm" svg:y="2.52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12" draw:text-style-name="P6" draw:layer="layout" svg:width="2.571cm" svg:height="3.791cm" svg:x="10.08cm" svg:y="4.828cm" svg:viewBox="0 0 2572 3792" svg:d="M1286 0c-643 0-1286 643-1286 1286 0 675 0 1349 0 2024 0 643 2572 643 2572 0 0-675 0-1349 0-2024 0-643-643-1286-1286-1286zM0 0z">
              <text:p/>
            </draw:path>
          </draw:g>
          <draw:g>
            <draw:custom-shape draw:style-name="gr13" draw:text-style-name="P7" draw:layer="layout" svg:width="2.071cm" svg:height="2.072cm" svg:x="11.978cm" svg:y="3.7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14" draw:text-style-name="P7" draw:layer="layout" svg:width="2.571cm" svg:height="3.791cm" svg:x="11.763cm" svg:y="6.098cm" svg:viewBox="0 0 2572 3792" svg:d="M1286 0c-643 0-1286 643-1286 1286 0 675 0 1349 0 2024 0 643 2572 643 2572 0 0-675 0-1349 0-2024 0-643-643-1286-1286-1286zM0 0z">
              <text:p/>
            </draw:path>
          </draw:g>
          <draw:g>
            <draw:custom-shape draw:style-name="gr15" draw:text-style-name="P8" draw:layer="layout" svg:width="2.071cm" svg:height="2.072cm" svg:x="8.644cm" svg:y="4.2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16" draw:text-style-name="P8" draw:layer="layout" svg:width="2.571cm" svg:height="3.791cm" svg:x="8.429cm" svg:y="6.543cm" svg:viewBox="0 0 2572 3792" svg:d="M1286 0c-643 0-1286 643-1286 1286 0 675 0 1349 0 2024 0 643 2572 643 2572 0 0-675 0-1349 0-2024 0-643-643-1286-1286-1286zM0 0z">
              <text:p/>
            </draw:path>
          </draw:g>
          <draw:g>
            <draw:custom-shape draw:style-name="gr17" draw:text-style-name="P9" draw:layer="layout" svg:width="2.071cm" svg:height="2.072cm" svg:x="15.216cm" svg:y="4.8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path draw:style-name="gr18" draw:text-style-name="P9" draw:layer="layout" svg:width="2.571cm" svg:height="3.791cm" svg:x="15.001cm" svg:y="7.178cm" svg:viewBox="0 0 2572 3792" svg:d="M1286 0c-643 0-1286 643-1286 1286 0 675 0 1349 0 2024 0 643 2572 643 2572 0 0-675 0-1349 0-2024 0-643-643-1286-1286-1286zM0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01:28:44.082861092</meta:creation-date>
    <dc:date>2019-11-03T01:45:27.760874846</dc:date>
    <meta:editing-duration>PT6M21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